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71cm"/>
    </style:style>
    <style:style style:name="Tabella4.B" style:family="table-column">
      <style:table-column-properties style:column-width="8.576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transparent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20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9pt" fo:font-weight="normal" style:font-size-asian="9pt" style:font-weight-asian="normal" style:font-size-complex="9pt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9pt" style:font-size-asian="9pt" style:font-size-complex="9pt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9pt" style:font-size-asian="9pt" style:font-size-complex="9pt" style:font-weight-complex="normal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4" style:family="paragraph" style:parent-style-name="Normale">
      <style:text-properties style:font-name="Times New Roman" fo:font-size="10.5pt" style:font-size-asian="10.5pt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6" style:family="paragraph" style:parent-style-name="Normale">
      <style:text-properties style:font-name="Times New Roman" fo:font-size="9pt" style:font-size-asian="9pt" style:font-size-complex="9pt"/>
    </style:style>
    <style:style style:name="P27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10.5pt" fo:font-style="italic" style:font-size-asian="10.5pt" style:font-style-asian="italic" style:font-size-complex="10.5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1pt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50" style:family="paragraph" style:parent-style-name="Normale">
      <style:text-properties style:font-name="Arial" fo:font-size="11pt" style:font-size-asian="11pt" style:font-size-complex="11pt"/>
    </style:style>
    <style:style style:name="P5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5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5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T1" style:family="text">
      <style:text-properties style:font-name="Times New Roman" fo:font-size="10.5pt" fo:background-color="transparent" style:font-size-asian="10.5pt" style:font-size-complex="10.5pt"/>
    </style:style>
    <style:style style:name="T2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.5pt" fo:background-color="#ffff00" style:font-size-asian="10.5pt" style:font-size-complex="10.5pt"/>
    </style:style>
    <style:style style:name="T6" style:family="text">
      <style:text-properties style:font-name="Times New Roman" fo:font-size="10.5pt" fo:background-color="#66ffff" style:font-size-asian="10.5pt" style:font-size-complex="10.5pt"/>
    </style:style>
    <style:style style:name="T7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style:font-name="Times New Roman" style:text-underline-style="none" fo:font-weight="normal" style:font-weight-asian="normal" style:font-weight-complex="normal"/>
    </style:style>
    <style:style style:name="T9" style:family="text">
      <style:text-properties style:font-name="Times New Roman" style:text-underline-style="none" fo:font-weight="normal" fo:background-color="transparent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/>
    </style:style>
    <style:style style:name="T11" style:family="text">
      <style:text-properties fo:font-weight="normal" style:font-weight-asian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fo:background-color="transparent" style:font-weight-asian="normal" style:font-weight-complex="normal"/>
    </style:style>
    <style:style style:name="T15" style:family="text">
      <style:text-properties style:text-underline-style="none" fo:font-weight="normal" fo:background-color="#ffff00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use-window-font-color="true" style:font-name="Times New Roman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font-name="Times New Roman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19" style:family="text">
      <style:text-properties style:use-window-font-color="true" fo:background-color="transparent"/>
    </style:style>
    <style:style style:name="T20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22" style:family="text">
      <style:text-properties fo:background-color="#ffff00"/>
    </style:style>
    <style:style style:name="T23" style:family="text">
      <style:text-properties fo:background-color="#66ffff"/>
    </style:style>
    <style:style style:name="T24" style:family="text">
      <style:text-properties fo:font-size="11pt" fo:background-color="#ffff00" style:font-size-asian="11pt" style:font-size-complex="11pt"/>
    </style:style>
    <style:style style:name="T25" style:family="text">
      <style:text-properties fo:font-size="9pt" style:text-underline-style="none" fo:background-color="#ffff00" style:font-size-asian="9pt" style:font-size-complex="9pt"/>
    </style:style>
    <style:style style:name="T26" style:family="text">
      <style:text-properties style:font-name="Arial"/>
    </style:style>
    <style:style style:name="T2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fo:background-color="#ffff00" style:font-size-asian="11pt" style:font-size-complex="11pt"/>
    </style:style>
    <style:style style:name="T30" style:family="text">
      <style:text-properties style:font-name="Arial" fo:font-size="11pt" fo:background-color="#ff99ff" style:font-size-asian="11pt" style:font-size-complex="11pt"/>
    </style:style>
    <style:style style:name="T31" style:family="text">
      <style:text-properties style:font-name="Arial" fo:font-size="11pt" fo:font-weight="normal" fo:background-color="#ff99ff" style:font-size-asian="11pt" style:font-weight-asian="normal" style:font-size-complex="11pt" style:font-weight-complex="normal"/>
    </style:style>
    <style:style style:name="T32" style:family="text"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T33" style:family="text"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T34" style:family="text">
      <style:text-properties style:font-name="Arial" style:text-underline-style="none" fo:font-weight="normal" style:font-weight-asian="normal" style:font-weight-complex="normal"/>
    </style:style>
    <style:style style:name="T35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fo:background-color="transparent"/>
    </style:style>
    <style:style style:name="T37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33"><text:span text:style-name="Car._20_predefinito_20_paragrafo"><text:span text:style-name="T25">inviata a mezzo pec al tecnico </text:span></text:span></text:p>
            <text:p text:style-name="P32">incaricato anche in qualità di </text:p>
            <text:p text:style-name="P32">soggetto delegato dal richiedente</text:p>
          </table:table-cell>
        </table:table-row>
        <table:table-row>
          <table:table-cell table:style-name="Tabella1.A1" office:value-type="string">
            <text:p text:style-name="P9">Protocollo n. _____________</text:p>
          </table:table-cell>
          <table:table-cell table:style-name="Tabella1.A1" office:value-type="string">
            <text:p text:style-name="P9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7">Rif. </text:span></text:span><text:span text:style-name="Car._20_predefinito_20_paragrafo"><text:span text:style-name="T28">pratica <text:s/>[numero] - </text:span></text:span><text:span text:style-name="Car._20_predefinito_20_paragrafo"><text:span text:style-name="T29">sigla</text:span></text:span></text:p>
            <text:p text:style-name="Normale"><text:span text:style-name="Car._20_predefinito_20_paragrafo"><text:span text:style-name="T28"/></text:span></text:p>
            <text:p text:style-name="Normale"><text:span text:style-name="Car._20_predefinito_20_paragrafo"><text:span text:style-name="T30">classifica 06-03</text:span></text:span></text:p>
            <text:p text:style-name="Normale"><text:span text:style-name="Car._20_predefinito_20_paragrafo"><text:span text:style-name="T31">fascicolo: [anno_fascicolo] /[fascicolo].[sub_fascicolo]</text:span></text:span></text:p>
            <text:p text:style-name="Normale"><text:span text:style-name="Car._20_predefinito_20_paragrafo"><text:span text:style-name="T31">da eliminare x prisma</text:span></text:span></text:p>
          </table:table-cell>
          <table:table-cell table:style-name="Tabella6.A1" office:value-type="string">
            <text:p text:style-name="P51"/>
          </table:table-cell>
          <table:table-cell table:style-name="Tabella6.A1" office:value-type="string">
            <text:p text:style-name="P52">Al Sig. [richiedenti.nominativo;block=tbs:row;]</text:p>
            <text:p text:style-name="P52">[richiedenti.indirizzo]</text:p>
            <text:p text:style-name="P52">[richiedenti.cap] [richiedenti.comune] ([richiedenti.prov])</text:p>
            <text:p text:style-name="P52">in qualità di [richiedenti.titolo]</text:p>
            <text:p text:style-name="P52">della [richiedenti.ragsoc]</text:p>
            <text:p text:style-name="P52">[richiedenti.sede]</text:p>
            <text:p text:style-name="P52">[richiedenti.capd] [richiedenti.comuned] ([richiedenti.provd])</text:p>
            <text:p text:style-name="P34">[richiedenti.pec]</text:p>
            <text:p text:style-name="P52"/>
          </table:table-cell>
        </table:table-row>
        <table:table-row>
          <table:table-cell table:style-name="Tabella6.A1" office:value-type="string">
            <text:p text:style-name="P50">Allegati: //</text:p>
          </table:table-cell>
          <table:table-cell table:style-name="Tabella6.A1" office:value-type="string">
            <text:p text:style-name="P51"/>
          </table:table-cell>
          <table:table-cell table:style-name="Tabella6.A1" office:value-type="string">
            <text:p text:style-name="P52">Al [progettisti.nominativo;block=tbs:row;]</text:p>
            <text:p text:style-name="P52">[progettisti.indirizzo]</text:p>
            <text:p text:style-name="P23"><text:span text:style-name="Car._20_predefinito_20_paragrafo"><text:span text:style-name="T26">[progettisti.cap] [progettisti.comune] ([progettisti.prov])</text:span></text:span></text:p>
            <text:p text:style-name="P23"><text:span text:style-name="Car._20_predefinito_20_paragrafo"><text:span text:style-name="T26">[progettisti.pec]</text:span></text:span></text:p>
            <text:p text:style-name="P23"><text:span text:style-name="Car._20_predefinito_20_paragrafo"><text:span text:style-name="T28"/></text:span></text:p>
          </table:table-cell>
        </table:table-row>
      </table:table>
      <text:p text:style-name="P2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9">Oggetto:</text:p>
          </table:table-cell>
          <table:table-cell table:style-name="Tabella3.A1" office:value-type="string">
            <text:p text:style-name="P40">Regolarizzazione amministrativa art.48 LR 16/08 di cui alla comunicazione presentata in data <text:span text:style-name="T19">[data_presentazione]</text:span> <text:span text:style-name="T19">recepita agli atti al prot. n° [protocollo] del [data_protocollo]</text:span> relativa a opere realizzate in difformità dai titoli edilizi ante 1967 presso l’immobile sito in Savona, <text:span text:style-name="T19">presso [ubicazione].</text:span></text:p>
          </table:table-cell>
        </table:table-row>
      </table:table>
      <text:p text:style-name="P29"/>
      <text:p text:style-name="P31"/>
      <text:p text:style-name="P12"><text:span text:style-name="T12"><text:tab/></text:span><text:span text:style-name="T35">Con riferimento all'immobile in oggetto, ora censito al N.C.E.U. di Savona come segue:</text:span></text:p>
      <text:p text:style-name="P41"><text:span text:style-name="T22">foglio </text:span><text:span text:style-name="T22">[elenco_ct] [elenco_cu];</text:span><text:span text:style-name="T22"> sub …......</text:span></text:p>
      <text:p text:style-name="P47">SI CERTIFICA <text:s/></text:p>
      <text:p text:style-name="P48"><text:span text:style-name="T16">ai sensi dell'art. 48 comma 4 della L.R. 16/08</text:span><text:span text:style-name="T13">,</text:span></text:p>
      <text:p text:style-name="P42"><text:span text:style-name="T13">l'avvenuta presentazione in data </text:span><text:span text:style-name="T20">[data_presentazione]</text:span><text:span text:style-name="T13"> (</text:span><text:span text:style-name="T20">recepita agli atti al prot. n° [protocollo] del [data_protocollo]</text:span><text:span text:style-name="T13">) della comunicazione prevista </text:span></text:p>
      <text:p text:style-name="P44">in caso di comma 1</text:p>
      <text:p text:style-name="P45"><text:span text:style-name="T13">dall'art. 48 comma 1 della citata legge regionale per opere eseguite in parziale difformità da titoli edilizi rilasciati prima del 01/09/1967 consistenti in </text:span><text:span text:style-name="T21">“[oggetto]”</text:span><text:span text:style-name="T13">, alla quale è stata allegata la planimetria catastale redatta in data …......... e la documentazione prescritta dall'art. 48 comma 1 della L.R. 16/08 e s.m.i.</text:span></text:p>
      <text:p text:style-name="P44">in caso di comma 2</text:p>
      <text:p text:style-name="P42"><text:soft-page-break/><text:span text:style-name="T13">dall'art. 48 comma 2 della citata legge regionale per opere eseguite in parziale difformità da titoli edilizi rilasciati prima del 01/09/1967 consistenti in </text:span><text:span text:style-name="T21">“[oggetto]”</text:span><text:span text:style-name="T13">, </text:span><text:span text:style-name="T13">alla quale sono state allegate, </text:span><text:span text:style-name="T14">oltre alla documentazione </text:span><text:span text:style-name="T14">prescritta dall'art. 48 comma 1 della L.R. 16/08 e smi, </text:span><text:span text:style-name="T13">la ricevuta datata...........</text:span><text:span text:style-name="T14">dell'avvenuto deposito della</text:span><text:span text:style-name="T13"> variazione catastale e relativa planimetria </text:span><text:span text:style-name="T14">e l'attestazione del versamento dell'importo di <text:s/>€ 516,00 (ai sensi dell'art. 48 comma 2 della L.R. 16/08 e smi) <text:s/>effettuato con bonifico del **/**/** di Banca ******** – agenzia ** – Savona.</text:span></text:p>
      <text:p text:style-name="P44">in caso di comma 3</text:p>
      <text:p text:style-name="P42"><text:span text:style-name="T13">dall'art. 48 comma 3 della citata legge regionale per opere eseguite in parziale difformità da titoli edilizi rilasciati prima del 01/09/1967 consistenti in </text:span><text:span text:style-name="T21">“[oggetto]”</text:span><text:span text:style-name="T13">, </text:span><text:span text:style-name="T13">alla quale sono state allegate, </text:span><text:span text:style-name="T14">oltre alla documentazione prescritta dall'art. 48 comma 1 della L.R. 16/08 e smi, la ricevuta datata...........dell'avvenuto deposito della variazione catastale e relativa planimetria <text:s/>e l'attestazione del versamento dell'importo di <text:s/>€ 5164,00 effettuato con bonifico del **/**/** di Banca ******** – agenzia ** – Savona.</text:span></text:p>
      <text:p text:style-name="P49"/>
      <text:p text:style-name="P49">Distinti saluti.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43">Il Dirigente</text:p>
            <text:p text:style-name="P43">Arch. Giovanna Macario</text:p>
          </table:table-cell>
        </table:table-row>
      </table:table>
      <text:p text:style-name="P30"/>
      <text:p text:style-name="P35">REFERENTI PER LA PRATICA:</text:p>
      <text:p text:style-name="P35">Istruttore della pratica: <text:span text:style-name="T15">Geom. [istruttore_tecnico]</text:span><text:span text:style-name="T22"> (0198310 <text:s text:c="8"/>)</text:span></text:p>
      <text:p text:style-name="P46"><text:span text:style-name="T37">Responsabile dell'U.O. Edilizia certificata Arch. Caterina Cur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29cm" style:rel-column-width="16679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6cm" style:rel-column-width="18829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9-11T12:08:23.66</dc:date>
    <meta:print-date>2017-07-14T09:52:35.60</meta:print-date>
    <meta:editing-cycles>59</meta:editing-cycles>
    <meta:editing-duration>PT4H56M48S</meta:editing-duration>
    <meta:generator>OpenOffice/4.1.0$Win32 OpenOffice.org_project/410m18$Build-9764</meta:generator>
    <meta:document-statistic meta:table-count="5" meta:image-count="1" meta:object-count="0" meta:page-count="2" meta:paragraph-count="54" meta:word-count="446" meta:character-count="3454"/>
    <meta:user-defined meta:name="Producer">OpenTBS 1.9.4</meta:user-defined>
  </office:meta>
</office:document-meta>
</file>